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itle" style:master-page-name="MP0">
      <style:paragraph-properties style:page-number="auto" fo:break-before="page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paragraph-rsid="00053c15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paragraph-rsid="0008c998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officeooo:rsid="00053c15" officeooo:paragraph-rsid="00053c15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officeooo:rsid="00053c15" officeooo:paragraph-rsid="0008c998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Heading_20_1">
      <style:text-properties fo:font-size="14pt" style:font-size-asian="14pt" style:font-size-complex="14pt"/>
    </style:style>
    <style:style style:name="P13" style:family="paragraph" style:parent-style-name="Standard" style:list-style-name="L7"/>
    <style:style style:name="P14" style:family="paragraph" style:parent-style-name="Standard" style:list-style-name="L8"/>
    <style:style style:name="P15" style:family="paragraph" style:parent-style-name="Standard" style:list-style-name="L9"/>
    <style:style style:name="T1" style:family="text">
      <style:text-properties style:font-name="Courier New" style:font-name-complex="Courier New"/>
    </style:style>
    <style:style style:name="T2" style:family="text">
      <style:text-properties style:font-name="Courier New" officeooo:rsid="0008c998" style:font-name-complex="Courier New"/>
    </style:style>
    <style:style style:name="T3" style:family="text">
      <style:text-properties style:font-name="Courier New" officeooo:rsid="00053c15" style:font-name-complex="Courier New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6bf9c"/>
    </style:style>
    <style:style style:name="T6" style:family="text">
      <style:text-properties officeooo:rsid="00071ad6"/>
    </style:style>
    <style:style style:name="T7" style:family="text">
      <style:text-properties officeooo:rsid="00072f27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LUV Lamp Build Instructions</text:p>
      <text:h text:style-name="Heading_20_1" text:outline-level="1">Printing Housing Parts</text:h>
      <text:list text:style-name="L1">
        <text:list-item>
          <text:p text:style-name="P2">If you already have the 3D printed housing parts, skip this step.</text:p>
        </text:list-item>
        <text:list-item>
          <text:p text:style-name="P3">The source files for the housing parts are in 3 separate files:</text:p>
          <text:list>
            <text:list-item>
              <text:p text:style-name="P4"><text:span text:style-name="Default_20_Paragraph_20_Font"><text:span text:style-name="T1">housing.sldprt</text:span></text:span></text:p>
            </text:list-item>
            <text:list-item>
              <text:p text:style-name="P3"><text:span text:style-name="Default_20_Paragraph_20_Font"><text:span text:style-name="T1">back_plate.sldprt</text:span></text:span></text:p>
            </text:list-item>
            <text:list-item>
              <text:p text:style-name="P3"><text:span text:style-name="Default_20_Paragraph_20_Font"><text:span text:style-name="T1">emitter_ballast_spacer.sldprt</text:span></text:span></text:p>
            </text:list-item>
            <text:list-item>
              <text:p text:style-name="P4"><text:span text:style-name="Default_20_Paragraph_20_Font"><text:span text:style-name="T2">shims.sldprt</text:span></text:span></text:p>
            </text:list-item>
            <text:list-item>
              <text:p text:style-name="P4"><text:span text:style-name="Default_20_Paragraph_20_Font"><text:span text:style-name="T2">lens_cap.sldprt</text:span></text:span></text:p>
            </text:list-item>
          </text:list>
        </text:list-item>
        <text:list-item>
          <text:p text:style-name="P5">Derived STEP files are also available:</text:p>
          <text:list>
            <text:list-item>
              <text:p text:style-name="P4"><text:span text:style-name="Default_20_Paragraph_20_Font"><text:span text:style-name="T3">housing.step</text:span></text:span></text:p>
            </text:list-item>
            <text:list-item>
              <text:p text:style-name="P4"><text:span text:style-name="Default_20_Paragraph_20_Font"><text:span text:style-name="T1">back_plate.s</text:span></text:span><text:span text:style-name="Default_20_Paragraph_20_Font"><text:span text:style-name="T3">tep</text:span></text:span></text:p>
            </text:list-item>
            <text:list-item>
              <text:p text:style-name="P3"><text:span text:style-name="Default_20_Paragraph_20_Font"><text:span text:style-name="T1">emitter_ballast_spacer.s</text:span></text:span><text:span text:style-name="Default_20_Paragraph_20_Font"><text:span text:style-name="T3">tep</text:span></text:span></text:p>
            </text:list-item>
            <text:list-item>
              <text:p text:style-name="P6"><text:span text:style-name="Default_20_Paragraph_20_Font"><text:span text:style-name="T2">shims.step</text:span></text:span></text:p>
            </text:list-item>
            <text:list-item>
              <text:p text:style-name="P6"><text:span text:style-name="Default_20_Paragraph_20_Font"><text:span text:style-name="T2">lens_cap.step</text:span></text:span></text:p>
            </text:list-item>
          </text:list>
        </text:list-item>
      </text:list>
      <text:h text:style-name="Heading_20_1" text:outline-level="1">Housing Preparation</text:h>
      <text:list text:style-name="L2">
        <text:list-item>
          <text:p text:style-name="P7">Remove all external burrs from 3D printed housing parts (black). <text:s/>Use a knife, chisel, and sandpaper as needed. <text:s/>Do not leave sharp edges.</text:p>
        </text:list-item>
        <text:list-item>
          <text:p text:style-name="P7">Use a soldering iron to heat-press the M2.5 brass threaded inserts (4 per housing). <text:s/>Ensure they remain straight.</text:p>
        </text:list-item>
        <text:list-item>
          <text:p text:style-name="P7">Slide the two 1/4”-20 threaded steel T-slot nuts into place.</text:p>
        </text:list-item>
        <text:list-item>
          <text:p text:style-name="P7">Insert the two white plastic shims to prevent the T-slot nuts from falling out.</text:p>
        </text:list-item>
      </text:list>
      <text:h text:style-name="Heading_20_1" text:outline-level="1">Controller Preparation</text:h>
      <text:list text:style-name="L3">
        <text:list-item>
          <text:p text:style-name="P8">Ensure resistors R1, R3, R5, and R6 are removed from the USHIO RP2040 Controller 1.0.</text:p>
        </text:list-item>
        <text:list-item>
          <text:p text:style-name="P8">Unclip the fan wires from the fan housing, taking care not to stress the solder joint.</text:p>
        </text:list-item>
        <text:list-item>
          <text:p text:style-name="P8">Cut the fan wires to a length of approximately 70mm.</text:p>
        </text:list-item>
        <text:list-item>
          <text:p text:style-name="P8">Strip 8mm of insulation off the ends of the fan wires.</text:p>
          <text:list>
            <text:list-item>
              <text:p text:style-name="P8">Set the Knipex automatic stripper to “8mm”.</text:p>
            </text:list-item>
            <text:list-item>
              <text:p text:style-name="P8">Twist the strands together.</text:p>
            </text:list-item>
          </text:list>
        </text:list-item>
        <text:list-item>
          <text:p text:style-name="P8">Tin the bare ends of the fan wires with solder.</text:p>
        </text:list-item>
        <text:list-item>
          <text:p text:style-name="P8">Clean any flux off the tinned fan wires.</text:p>
        </text:list-item>
        <text:list-item>
          <text:p text:style-name="P8">Insert the fan wires into the J3 connector.</text:p>
          <text:list>
            <text:list-item>
              <text:p text:style-name="P8">Match the red wire with “+”, and the black wire with “-”.</text:p>
            </text:list-item>
            <text:list-item>
              <text:p text:style-name="P8">Note: the wires are not removable. <text:s/>Please do not screw up.</text:p>
            </text:list-item>
          </text:list>
        </text:list-item>
      </text:list>
      <text:h text:style-name="Heading_20_1" text:outline-level="1"><text:span text:style-name="Default_20_Paragraph_20_Font"><text:span text:style-name="T4">Controller Cable Preparation</text:span></text:span></text:h>
      <text:list text:style-name="L4">
        <text:list-item>
          <text:p text:style-name="P9">Plug four 6” JST XA jumper wires into a 4-pin JST XA housing.</text:p>
        </text:list-item>
        <text:list-item>
          <text:p text:style-name="P9">Connect the jumper wire in the pin 1 housing position to pin 1 of a second housing.</text:p>
        </text:list-item>
        <text:list-item>
          <text:p text:style-name="P9"><text:soft-page-break/>Continue connecting the remaining jumper wires to the second housing. <text:s/>Pin 2 to pin 2, pin 3 to pin 3, pin 4 to pin 4.</text:p>
        </text:list-item>
      </text:list>
      <text:h text:style-name="Heading_20_1" text:outline-level="1"><text:span text:style-name="Default_20_Paragraph_20_Font"><text:span text:style-name="T4">High Voltage Cable</text:span></text:span><text:span text:style-name="T4"> Preparation</text:span></text:h>
      <text:list text:style-name="L5">
        <text:list-item>
          <text:p text:style-name="P10">Cut two pieces of the white high-voltage silicone wire to a length of 80mm.</text:p>
        </text:list-item>
        <text:list-item>
          <text:p text:style-name="P10">Strip 6mm of insulation off one end of each wire.</text:p>
          <text:list>
            <text:list-item>
              <text:p text:style-name="P10">Set the Knipex automatic stripper to “6mm”.</text:p>
            </text:list-item>
            <text:list-item>
              <text:p text:style-name="P10">Do NOT twist the strands together.</text:p>
            </text:list-item>
          </text:list>
        </text:list-item>
        <text:list-item>
          <text:p text:style-name="P10">Crimp the M2.5 ring terminal on each wire, <text:span text:style-name="T5">using the “22-14” </text:span><text:span text:style-name="T6">slot</text:span>.</text:p>
        </text:list-item>
        <text:list-item>
          <text:p text:style-name="P10">Strip 3mm of insulation off the other end of each wire.</text:p>
          <text:list>
            <text:list-item>
              <text:p text:style-name="P10">Do NOT twist the strands together.</text:p>
            </text:list-item>
          </text:list>
        </text:list-item>
        <text:list-item>
          <text:p text:style-name="P10">Crimp the JST VH terminal on each wire, <text:span text:style-name="T7">uting the “20 AWG” slot</text:span>.</text:p>
        </text:list-item>
        <text:list-item>
          <text:p text:style-name="P10">Insert the JST VH terminals into the white JST VH housing. <text:s/>Use the two outermost slots.</text:p>
        </text:list-item>
      </text:list>
      <text:h text:style-name="Heading_20_1" text:outline-level="1">Emitter/Ballast Preparation</text:h>
      <text:list text:style-name="L6">
        <text:list-item>
          <text:p text:style-name="P11">Place the emitter flat on a clean table, lens side down, with the green circuit board to your left.</text:p>
        </text:list-item>
        <text:list-item>
          <text:p text:style-name="P11">Remove any screws from the “1” and “2” electrode terminals.</text:p>
        </text:list-item>
        <text:list-item>
          <text:p text:style-name="P11">Connect the high voltage cable to the “1” and “2” electrode terminals.</text:p>
          <text:list>
            <text:list-item>
              <text:p text:style-name="P11">Use the two terminals closest to you.</text:p>
            </text:list-item>
            <text:list-item>
              <text:p text:style-name="P11">The high voltage cable should stick out towards you.</text:p>
            </text:list-item>
            <text:list-item>
              <text:p text:style-name="P11">Use the M2.5 x 8mm screws with captive lockwashers.</text:p>
            </text:list-item>
            <text:list-item>
              <text:p text:style-name="P11">Use a #1 phillips screwdriver, and torque the screws by hand to prevent damage.</text:p>
            </text:list-item>
          </text:list>
        </text:list-item>
        <text:list-item>
          <text:p text:style-name="P11">Place the white emitter-ballast spacer on top of the emitter. <text:s/>The flat shield should cover the high voltage cables.</text:p>
        </text:list-item>
        <text:list-item>
          <text:p text:style-name="P11">Screw the spacer in place with four black M2.5 flat head screws.</text:p>
          <text:list>
            <text:list-item>
              <text:p text:style-name="P11">Use a #1 phillips screwdriver, and the #3 torque setting on the Hitachi electric screwdriver.</text:p>
            </text:list-item>
          </text:list>
        </text:list-item>
        <text:list-item>
          <text:p text:style-name="P11">Place the ballast on top of the spacer, with the CN101 high voltage connector closest to you.</text:p>
        </text:list-item>
        <text:list-item>
          <text:p text:style-name="P11">Screw the ballast in place using four M3 self-tapping screws.</text:p>
          <text:list>
            <text:list-item>
              <text:p text:style-name="P11">Use a #1 phillips screwdriver, and the #3 torque setting on the Hitachi electric screwdriver.</text:p>
            </text:list-item>
          </text:list>
        </text:list-item>
        <text:list-item>
          <text:p text:style-name="P11">Plug the high voltage cable onto connector CN101 of the ballast.</text:p>
        </text:list-item>
        <text:list-item>
          <text:p text:style-name="P11">Connect the LED ignition cable.</text:p>
          <text:list>
            <text:list-item>
              <text:p text:style-name="P11">One end in CN102 of the ballast.</text:p>
            </text:list-item>
            <text:list-item>
              <text:p text:style-name="P11">The other end in CN1 of the emitter circuit board.</text:p>
            </text:list-item>
          </text:list>
        </text:list-item>
      </text:list>
      <text:h text:style-name="P12" text:outline-level="1">Back Plate Preparation</text:h>
      <text:list text:style-name="L7">
        <text:list-item>
          <text:p text:style-name="P13">Snap the fan into the housing back plate.</text:p>
          <text:list>
            <text:list-item>
              <text:p text:style-name="P13">Ensure the direction of airflow is inward.</text:p>
            </text:list-item>
            <text:list-item>
              <text:p text:style-name="P13">The wires should exit near the large flat surface of the back plate.</text:p>
            </text:list-item>
          </text:list>
        </text:list-item>
        <text:list-item>
          <text:p text:style-name="P13">Insert the USHIO RP2040 Controller 1.0 power jack into the back place, ensuring the PCB is flush against the mounting pegs.</text:p>
        </text:list-item>
        <text:list-item>
          <text:p text:style-name="P13">Screw the USHIO RP2040 Controller 1.0 in place using M3 self-tapping screws.</text:p>
          <text:list>
            <text:list-item>
              <text:p text:style-name="P13">Use a #1 phillips screwdriver, and the #3 torque setting on the Hitachi electric screwdriver.</text:p>
            </text:list-item>
          </text:list>
        </text:list-item>
        <text:list-item>
          <text:p text:style-name="P13">Plug the radar PCB into the USHIO RP2040 Controller 1.0.</text:p>
          <text:list>
            <text:list-item>
              <text:p text:style-name="P13">Use a 5-pin jumper cable.</text:p>
            </text:list-item>
            <text:list-item>
              <text:p text:style-name="P13">Ensure the “TX” pin of the radar PCB matches up with the “TX” pin of the USHIO RP2040 Controller 1.0.</text:p>
            </text:list-item>
          </text:list>
        </text:list-item>
        <text:list-item>
          <text:p text:style-name="P13">Plug the 4-pin JST XA cable into J2 of the USHIO RP2040 Controller 1.0.</text:p>
        </text:list-item>
      </text:list>
      <text:h text:style-name="Heading_20_1" text:outline-level="1"><text:soft-page-break/>Housing Assembly</text:h>
      <text:list text:style-name="L8">
        <text:list-item>
          <text:p text:style-name="P14">Place the housing flat on a clean table, emitter side down, with the fan grille facing you.</text:p>
        </text:list-item>
        <text:list-item>
          <text:p text:style-name="P14">Lower the emitter-ballast assembly into the housing, with the high voltage cable facing you.</text:p>
          <text:list>
            <text:list-item>
              <text:p text:style-name="P14">The ballast PCB should be flush with the black plastic ledge of the housing.</text:p>
            </text:list-item>
            <text:list-item>
              <text:p text:style-name="P14">The high voltage cable should fit loosely, with black plastic of the housing on either side.</text:p>
            </text:list-item>
          </text:list>
        </text:list-item>
        <text:list-item>
          <text:p text:style-name="P14">Place the radar PCB to the right side and slightly under the ballast PCB.</text:p>
          <text:list>
            <text:list-item>
              <text:p text:style-name="P14">Note, it will be secured in place by the back plate.</text:p>
            </text:list-item>
          </text:list>
        </text:list-item>
        <text:list-item>
          <text:p text:style-name="P14">Plug in the 4-pin JST XA cable into CN100 of the ballast.</text:p>
        </text:list-item>
        <text:list-item>
          <text:p text:style-name="P14">Carefully place the back plate onto the housing.</text:p>
          <text:list>
            <text:list-item>
              <text:p text:style-name="P14">This will require fiddling with the cables to ensure everything fits into place. <text:s/>Take your time, and beware of pinched cables.</text:p>
            </text:list-item>
          </text:list>
        </text:list-item>
        <text:list-item>
          <text:p text:style-name="P14">Screw the back plate to the housing using four black M2.5 flat head screws.</text:p>
          <text:list>
            <text:list-item>
              <text:p text:style-name="P14">Use a #1 phillips screwdriver, and the #3 torque setting on the Hitachi electric screwdriver.</text:p>
            </text:list-item>
          </text:list>
        </text:list-item>
      </text:list>
      <text:h text:style-name="Heading_20_1" text:outline-level="1">Testing</text:h>
      <text:list text:style-name="L9">
        <text:list-item>
          <text:p text:style-name="P15">Plug a 24V power supply into the power connector.</text:p>
        </text:list-item>
        <text:list-item>
          <text:p text:style-name="P15">Turn on the cable’s power switch (if present).</text:p>
        </text:list-item>
        <text:list-item>
          <text:p text:style-name="P15">Ensure the fan spins.</text:p>
        </text:list-item>
        <text:list-item>
          <text:p text:style-name="P15">Ensure the UV lamp glow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4-05-27T17:16:00Z</meta:creation-date>
    <dc:date>2025-05-02T15:05:37.537000000</dc:date>
    <meta:editing-cycles>24</meta:editing-cycles>
    <meta:editing-duration>P1DT9H8M6S</meta:editing-duration>
    <meta:document-statistic meta:table-count="0" meta:image-count="0" meta:object-count="0" meta:page-count="3" meta:paragraph-count="92" meta:word-count="983" meta:character-count="5326" meta:non-whitespace-character-count="4509"/>
    <meta:template xlink:type="simple" xlink:actuate="onRequest" xlink:title="" xlink:href="Normal.dotm"/>
  </office:meta>
</office:document-meta>
</file>